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1</text:p>
          </table:table-cell>
          <table:table-cell table:style-name="ce2" table:number-columns-repeated="2"/>
          <table:table-cell table:style-name="ce2" office:value-type="string" calcext:value-type="string">
            <text:p>TST_BADFAMIMP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OORDER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 order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ERRORDER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checkend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::one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ableau simp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5"/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COLTEXT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Texte colonn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13]+10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COLDATE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Date colonn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[.H14]+10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08:58:54.202548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2T09:19:47.584902435</dc:date>
    <dc:creator>eric </dc:creator>
    <meta:generator>LibreOffice/5.1.4.2$Linux_X86_64 LibreOffice_project/10m0$Build-2</meta:generator>
    <meta:editing-duration>PT17H18M18S</meta:editing-duration>
    <meta:editing-cycles>36</meta:editing-cycles>
    <meta:document-statistic meta:table-count="1" meta:cell-count="99" meta:object-count="0"/>
  </office:meta>
</office:document-meta>
</file>